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b3f3" officeooo:paragraph-rsid="0016b3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9b958" officeooo:paragraph-rsid="0019b958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b3f3" officeooo:paragraph-rsid="0016b3f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755" officeooo:paragraph-rsid="0017075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b958" officeooo:paragraph-rsid="0019b95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dceb" officeooo:paragraph-rsid="001adce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bf7b" officeooo:paragraph-rsid="001bbf7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f0bf" officeooo:paragraph-rsid="001bf0b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15e2" officeooo:paragraph-rsid="001d15e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1e3d" officeooo:paragraph-rsid="00201e3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1800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35ea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868c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9d5e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5eaf" officeooo:paragraph-rsid="00235ea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f5cc" officeooo:paragraph-rsid="0024f5c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9de9" officeooo:paragraph-rsid="00259de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f285" officeooo:paragraph-rsid="0026f28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68c5" officeooo:paragraph-rsid="002868c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002" officeooo:paragraph-rsid="00218002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9d5e0" officeooo:paragraph-rsid="0029d5e0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d15e2" officeooo:paragraph-rsid="001d15e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218002" officeooo:paragraph-rsid="002868c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9d5e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f46a" officeooo:paragraph-rsid="002cf46a" style:font-size-asian="12.25pt" style:font-weight-asian="normal" style:font-size-complex="14pt" style:font-weight-complex="normal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officeooo:rsid="001bf0bf"/>
    </style:style>
    <style:style style:name="T2" style:family="text">
      <style:text-properties officeooo:rsid="001cdb6c"/>
    </style:style>
    <style:style style:name="T3" style:family="text">
      <style:text-properties officeooo:rsid="001d15e2"/>
    </style:style>
    <style:style style:name="T4" style:family="text">
      <style:text-properties officeooo:rsid="001e5427"/>
    </style:style>
    <style:style style:name="T5" style:family="text">
      <style:text-properties officeooo:rsid="00235ea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35ea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6f285" style:font-weight-asian="bold" style:font-weight-complex="bold"/>
    </style:style>
    <style:style style:name="T9" style:family="text">
      <style:text-properties fo:font-style="italic" officeooo:rsid="0029d5e0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7b42" style:font-style-asian="normal" style:font-style-complex="normal"/>
    </style:style>
    <style:style style:name="T12" style:family="text">
      <style:text-properties fo:font-style="normal" officeooo:rsid="002868c5" style:font-style-asian="normal" style:font-style-complex="normal"/>
    </style:style>
    <style:style style:name="T13" style:family="text">
      <style:text-properties fo:font-style="normal" officeooo:rsid="0029d5e0" style:font-style-asian="normal" style:font-style-complex="normal"/>
    </style:style>
    <style:style style:name="T14" style:family="text">
      <style:text-properties fo:font-style="normal" officeooo:rsid="002ea247" style:font-style-asian="normal" style:font-style-complex="normal"/>
    </style:style>
    <style:style style:name="T15" style:family="text">
      <style:text-properties officeooo:rsid="00259de9"/>
    </style:style>
    <style:style style:name="T16" style:family="text">
      <style:text-properties officeooo:rsid="0026f285"/>
    </style:style>
    <style:style style:name="T17" style:family="text">
      <style:text-properties officeooo:rsid="002868c5"/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2.54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465a4" draw:fill="none" draw:textarea-horizontal-align="justify" draw:textarea-vertical-align="middle" draw:auto-grow-height="false" fo:min-height="2.064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s importantes LPE</text:p>
      <text:p text:style-name="P1"/>
      <text:p text:style-name="P3"/>
      <text:p text:style-name="P3"/>
      <text:p text:style-name="P3">OS :</text:p>
      <text:p text:style-name="P3">- Noyau linux (10 Mo)<text:line-break/> - Applications (celles d’une distributions, compilées une à une, ou celle d’une solution complète comme busybox)<text:line-break/><text:line-break/>Le tout forme un GNU-linux</text:p>
      <text:p text:style-name="P3"/>
      <text:p text:style-name="P4">Pour évalutions : <text:a xlink:type="simple" xlink:href="https://docs.google.com/presentation/d/1t6mrzcZl1cbJRIWJ-MaCxMfNTS5py3cWd-0zGgIIyrI/edit#slide=id.g763d5f9a58_0_0" text:style-name="Internet_20_link" text:visited-style-name="Visited_20_Internet_20_Link">Voir diapo 6</text:a></text:p>
      <text:p text:style-name="P4"/>
      <text:p text:style-name="P2">Cours 1 :</text:p>
      <text:p text:style-name="P2"/>
      <text:p text:style-name="P5">Architecture Clef USB :</text:p>
      <text:p text:style-name="P5"><draw:custom-shape text:anchor-type="paragraph" draw:z-index="0" draw:name="Forme1" draw:style-name="gr1" draw:text-style-name="P26" svg:width="16.802cm" svg:height="2.541cm" svg:x="0.748cm" svg:y="0.383cm"><text:p/><draw:enhanced-geometry svg:viewBox="0 0 21600 21600" draw:type="rectangle" draw:enhanced-path="M 0 0 L 21600 0 21600 21600 0 21600 0 0 Z N"/></draw:custom-shape><text:tab/></text:p>
      <text:p text:style-name="P5"><draw:custom-shape text:anchor-type="paragraph" draw:z-index="1" draw:name="Forme2" draw:style-name="gr2" draw:text-style-name="P27" svg:width="2.779cm" svg:height="2.065cm" svg:x="1.198cm" svg:y="0.053cm"><text:p/><draw:enhanced-geometry svg:viewBox="0 0 21600 21600" draw:type="rectangle" draw:enhanced-path="M 0 0 L 21600 0 21600 21600 0 21600 0 0 Z N"/></draw:custom-shape><text:tab/>Master boot </text:p>
      <text:p text:style-name="P5"><text:tab/>record</text:p>
      <text:p text:style-name="P5"/>
      <text:p text:style-name="P5"/>
      <text:p text:style-name="P5"/>
      <text:p text:style-name="P5"/>
      <text:p text:style-name="P5">MBR : Table de partition + partie charger de démarrage</text:p>
      <text:p text:style-name="P5"/>
      <text:p text:style-name="P5">Suivit de blocs/secteurs</text:p>
      <text:p text:style-name="P9">Clef peut stocker 3 partitions primaires (voir 4 si que ça), sinon 3 partitions + 1 partition étendue (qui peut contenir 60 partitions logiques)</text:p>
      <text:p text:style-name="P5"/>
      <text:p text:style-name="P6">Partition de 200 Mo en ext4 avec fdisk + mkfs<text:line-break/><text:line-break/>mount/umount pour monter le clef/<text:span text:style-name="T3">demonter</text:span> (dans /mnt/)</text:p>
      <text:p text:style-name="P6"/>
      <text:p text:style-name="P7">dmesg : montre les messages des montages de périphériques</text:p>
      <text:p text:style-name="P7"/>
      <text:p text:style-name="P7">/<text:span text:style-name="T1">dev : fichiers des gestions de périphériques.</text:span></text:p>
      <text:p text:style-name="P7"/>
      <text:p text:style-name="P8">Nom périph sur mon pc : sdc1</text:p>
      <text:p text:style-name="P8"/>
      <text:p text:style-name="P8">df : affiche les montages (utiliser -h pour faciliter la lecture <text:span text:style-name="T2">+ rajouter | grep sd pour voir que les sda/sdc</text:span>)</text:p>
      <text:p text:style-name="P8"/>
      <text:p text:style-name="P22">fdisk nomPartition (/dev/sdc) :</text:p>
      <text:p text:style-name="P9"><text:tab/>- m aide</text:p>
      <text:p text:style-name="P9"><text:tab/>- p affiche le partitionnement</text:p>
      <text:p text:style-name="P9"><text:tab/>- d détruit les partitions</text:p>
      <text:p text:style-name="P9"><text:tab/>- n nouvelle partition</text:p>
      <text:p text:style-name="P9"><text:tab/>- <text:span text:style-name="T4">w applique les changements</text:span></text:p>
      <text:p text:style-name="P9"/>
      <text:p text:style-name="P10">mkfs demande un type de fichier (utilisé dans le cours : ext4, peut-être vfat)</text:p>
      <text:p text:style-name="P10"/>
      <text:p text:style-name="P11">Bootloader : Grub ( Grub unified bootloader)</text:p>
      <text:p text:style-name="P11"/>
      <text:p text:style-name="P11">Pas assez de place dans le MBR donc on fera un lien vers la partition pour la suite de grub</text:p>
      <text:p text:style-name="P11"/>
      <text:p text:style-name="P15">Boot :</text:p>
      <text:p text:style-name="P15"><text:tab/>1) Power on</text:p>
      <text:p text:style-name="P15"><text:tab/>2) BIOS</text:p>
      <text:p text:style-name="P15"><text:tab/>3) Boot sur MBR</text:p>
      <text:p text:style-name="P15"><text:tab/>4) Menu de grub</text:p>
      <text:p text:style-name="P15"><text:tab/>5) Noyau + INITRD en RAM</text:p>
      <text:p text:style-name="P15"><text:tab/>6) Exec d’un script dans intird (charge pilote de stockage)</text:p>
      <text:p text:style-name="P15"><text:tab/>7) Montage de /</text:p>
      <text:p text:style-name="P15"><text:tab/>8) Exécution de <text:span text:style-name="T10">/sbin/init</text:span></text:p>
      <text:p text:style-name="P15"><text:span text:style-name="T10"><text:tab/></text:span><text:span text:style-name="T11">9) Busybox démarre </text:span><text:span text:style-name="T14">par etc/init.d/rcS</text:span></text:p>
      <text:p text:style-name="P15"/>
      <text:p text:style-name="P15">grub.cfg : (diapo 31)</text:p>
      <text:p text:style-name="P16">rootdelay demande au système d’attendre un nombre de <text:span text:style-name="T15">monter le système de fichier racine</text:span></text:p>
      <text:p text:style-name="P17">On créer 3 config suivant le nom de la clef (sda/sdb/sdc)</text:p>
      <text:p text:style-name="P11"/>
      <text:p text:style-name="P18">busybox :</text:p>
      <text:p text:style-name="P19"/>
      <text:p text:style-name="P19"/>
      <text:p text:style-name="P18"/>
      <text:p text:style-name="P19">A tester :</text:p>
      <text:p text:style-name="P13">./<text:span text:style-name="T17">configure</text:span></text:p>
      <text:p text:style-name="P19">make menuconfig</text:p>
      <text:p text:style-name="P19">make -j9</text:p>
      <text:p text:style-name="P19">make CONFIG_PREFIX=$LPE_PATH install</text:p>
      <text:p text:style-name="P14"><text:span text:style-name="T17">cd $LPE_PATH/dev ; </text:span><text:span text:style-name="T12">/sbi</text:span><text:span text:style-name="T13">n/MAKEDEV generic console</text:span></text:p>
      <text:p text:style-name="P21">mkdir -p $LPE_PATH/etc/init.d</text:p>
      <text:p text:style-name="P21">gedit $LPE_PATH/etc/init.d/rcS (clavier azerty, remonter/lecture/écriture)</text:p>
      <text:p text:style-name="P14"><text:span text:style-name="T13">mkdir -p $LPE_PATH/proc $LPE_PATH</text:span><text:span text:style-name="T9">/</text:span><text:span text:style-name="T13">sys $LPE_PATH/root/run $LPE_PATH/root/proc $LPE_PATH/root/sys</text:span><text:line-break/></text:p>
      <text:p text:style-name="P25"><text:soft-page-break/>Recette clé bootable linux embarqué :</text:p>
      <text:p text:style-name="P25"><text:tab/>Partionner la clef + formater :</text:p>
      <text:p text:style-name="P25"><text:tab/><text:tab/>- 1 partition pour l’OS (200 Mo en ext4) (/mnt/cle_lpe)</text:p>
      <text:p text:style-name="P25"><text:tab/><text:tab/>- 1 partition si EFI <text:s/>(100Mo vfat) (/mnt/efi)</text:p>
      <text:p text:style-name="P25"><text:tab/></text:p>
      <text:p text:style-name="P25"><text:tab/>Montage de(s) partition(s) sur /mnt</text:p>
      <text:p text:style-name="P25"><text:tab/></text:p>
      <text:p text:style-name="P25"><text:tab/>Installer grub dans le MBR du device + config grub.cfg</text:p>
      <text:p text:style-name="P25"><text:tab/></text:p>
      <text:p text:style-name="P25"><text:tab/>Copier noyaux (vmlinuz) et initrd dans le cle_lpe/boot</text:p>
      <text:p text:style-name="P25"><text:tab/></text:p>
      <text:p text:style-name="P25"><text:tab/>Installer Busybox (en dynamique demande lib partagées, cf ldd)</text:p>
      <text:p text:style-name="P25"/>
      <text:p text:style-name="P25"><text:tab/></text:p>
      <text:p text:style-name="P23">Architecture dossiers clefs :</text:p>
      <text:p text:style-name="P20">/</text:p>
      <text:p text:style-name="P12"><text:tab/>→<text:span text:style-name="T6">boot</text:span><text:span text:style-name="T5"> </text:span></text:p>
      <text:p text:style-name="P12"><text:span text:style-name="T5"><text:tab/><text:tab/>→ </text:span><text:span text:style-name="T7">grub</text:span><text:span text:style-name="T5"> </text:span></text:p>
      <text:p text:style-name="P15"><text:tab/><text:tab/><text:tab/>→ grub.cfg</text:p>
      <text:p text:style-name="P11"><text:tab/><text:tab/>→<text:span text:style-name="T5"> initrd</text:span></text:p>
      <text:p text:style-name="P11"><text:tab/><text:tab/>→<text:span text:style-name="T5"> vmlinuz</text:span></text:p>
      <text:p text:style-name="P11"><text:tab/>→<text:span text:style-name="T16"> </text:span><text:span text:style-name="T8">bin</text:span></text:p>
      <text:p text:style-name="P11"><text:tab/>→<text:span text:style-name="T16"> </text:span><text:span text:style-name="T8">sbin</text:span><text:span text:style-name="T16"> </text:span></text:p>
      <text:p text:style-name="P11"><text:tab/><text:tab/>→<text:span text:style-name="T16"> init</text:span></text:p>
      <text:p text:style-name="P11"><text:tab/>→<text:span text:style-name="T16"> </text:span><text:span text:style-name="T8">etc</text:span></text:p>
      <text:p text:style-name="P11"><text:tab/>→<text:span text:style-name="T16"> </text:span><text:span text:style-name="T8">de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08:16:50.301643237</meta:creation-date>
    <dc:date>2021-01-22T17:36:58.428794648</dc:date>
    <meta:editing-duration>PT6H34M4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4" meta:paragraph-count="74" meta:word-count="405" meta:character-count="2427" meta:non-whitespace-character-count="2034"/>
  </office:meta>
</office:document-meta>
</file>